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2.A3" style:family="table-cell">
      <style:table-cell-properties fo:padding="0.097cm" fo:border-left="0.002cm solid #0000ff" fo:border-right="none" fo:border-top="none" fo:border-bottom="0.002cm solid #0000ff"/>
    </style:style>
    <style:style style:name="Table2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7.403cm" style:rel-column-width="32477*"/>
    </style:style>
    <style:style style:name="Table1.B" style:family="table-column">
      <style:table-column-properties style:column-width="7.535cm" style:rel-column-width="3305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4.26cm" style:rel-column-width="18687*"/>
    </style:style>
    <style:style style:name="Table3.B" style:family="table-column">
      <style:table-column-properties style:column-width="10.679cm" style:rel-column-width="46848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0" style:family="paragraph" style:parent-style-name="Method_20_Body">
      <style:text-properties fo:font-weight="bold" style:font-weight-asian="bold" style:font-weight-complex="bold"/>
    </style:style>
    <style:style style:name="P11" style:family="paragraph" style:parent-style-name="Method_20_Body">
      <style:paragraph-properties fo:margin-left="0cm" fo:margin-right="0cm" fo:text-indent="0cm" style:auto-text-indent="false"/>
    </style:style>
    <style:style style:name="P12" style:family="paragraph" style:parent-style-name="Method_20_Code_20_Listing">
      <style:paragraph-properties fo:margin-left="0cm" fo:margin-right="0cm" fo:text-indent="0cm" style:auto-text-indent="false"/>
    </style:style>
    <style:style style:name="P13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14" style:family="paragraph" style:parent-style-name="Method_20_Code_20_Listing">
      <style:paragraph-properties fo:margin-left="0cm" fo:margin-right="0cm" fo:text-indent="0cm" style:auto-text-indent="false" fo:break-before="page"/>
      <style:text-properties fo:color="#000080"/>
    </style:style>
    <style:style style:name="P15" style:family="paragraph" style:parent-style-name="Method_20_Indent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6" style:family="paragraph" style:parent-style-name="Method_20_Table_20_Description">
      <style:text-properties fo:font-size="11pt" style:font-size-asian="11pt" style:font-size-complex="11pt"/>
    </style:style>
    <style:style style:name="P17" style:family="paragraph" style:parent-style-name="Code_20_Listing">
      <style:text-properties fo:color="#000080"/>
    </style:style>
    <style:style style:name="P18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9" style:family="paragraph" style:parent-style-name="Code_20_Listing">
      <style:paragraph-properties fo:break-before="page"/>
      <style:text-properties fo:color="#000080"/>
    </style:style>
    <style:style style:name="P20" style:family="paragraph" style:parent-style-name="Method_20_Body">
      <style:paragraph-properties fo:margin-left="1.251cm" fo:margin-right="0cm" fo:text-indent="0cm" style:auto-text-indent="false"/>
    </style:style>
    <style:style style:name="P21" style:family="paragraph" style:parent-style-name="Method_20_Body">
      <style:paragraph-properties fo:margin-left="2.501cm" fo:margin-right="0cm" fo:text-indent="0cm" style:auto-text-indent="false"/>
    </style:style>
    <style:style style:name="P2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3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Method_20_Listing_20_Title">
      <style:paragraph-properties fo:break-before="page"/>
    </style:style>
    <style:style style:name="P25" style:family="paragraph" style:parent-style-name="Class_20_Title" style:master-page-name="Standard">
      <style:paragraph-properties style:page-number="auto"/>
    </style:style>
    <style:style style:name="P26" style:family="paragraph" style:parent-style-name="Criteria_20_Body" style:list-style-name="L1"/>
    <style:style style:name="P27" style:family="paragraph" style:parent-style-name="Criteria_20_Body" style:list-style-name="L2"/>
    <style:style style:name="P28" style:family="paragraph" style:parent-style-name="Coding_20_Title">
      <style:paragraph-properties fo:break-before="page"/>
    </style:style>
    <style:style style:name="P29" style:family="paragraph" style:parent-style-name="Method_20_Title">
      <style:paragraph-properties fo:break-before="page"/>
    </style:style>
    <style:style style:name="P30" style:family="paragraph" style:parent-style-name="Method_20_Body" style:list-style-name="L3"/>
    <style:style style:name="P31" style:family="paragraph" style:parent-style-name="Method_20_Body" style:list-style-name="L4"/>
    <style:style style:name="P32" style:family="paragraph" style:parent-style-name="Method_20_Body" style:list-style-name="L5"/>
    <style:style style:name="P33" style:family="paragraph" style:parent-style-name="Method_20_Body" style:list-style-name="L6"/>
    <style:style style:name="P34" style:family="paragraph" style:parent-style-name="Method_20_Body" style:list-style-name="L7"/>
    <style:style style:name="P35" style:family="paragraph" style:parent-style-name="Method_20_Body" style:list-style-name="L8"/>
    <style:style style:name="P36" style:family="paragraph" style:parent-style-name="Method_20_Body" style:list-style-name="L9"/>
    <style:style style:name="P37" style:family="paragraph" style:parent-style-name="Method_20_Body" style:list-style-name="L10"/>
    <style:style style:name="P38" style:family="paragraph" style:parent-style-name="Method_20_Body" style:list-style-name="L11"/>
    <style:style style:name="P39" style:family="paragraph" style:parent-style-name="Method_20_Body" style:list-style-name="L12"/>
    <style:style style:name="P40" style:family="paragraph" style:parent-style-name="Method_20_Body" style:list-style-name="L13"/>
    <style:style style:name="P41" style:family="paragraph" style:parent-style-name="Method_20_Body">
      <style:text-properties fo:font-weight="bold" style:font-weight-asian="bold" style:font-weight-complex="bold"/>
    </style:style>
    <style:style style:name="P42" style:family="paragraph" style:parent-style-name="Method_20_Body" style:list-style-name="L14"/>
    <style:style style:name="P43" style:family="paragraph" style:parent-style-name="Method_20_Body" style:list-style-name="L15"/>
    <style:style style:name="P44" style:family="paragraph" style:parent-style-name="Method_20_Body" style:list-style-name="L9">
      <style:paragraph-properties fo:margin-left="2.501cm" fo:margin-right="0cm" fo:text-indent="-0.635cm" style:auto-text-indent="false"/>
    </style:style>
    <style:style style:name="P45" style:family="paragraph" style:parent-style-name="Method_20_Body" style:list-style-name="L9">
      <style:paragraph-properties fo:margin-left="0cm" fo:margin-right="0cm" fo:text-indent="0cm" style:auto-text-indent="false"/>
    </style:style>
    <style:style style:name="P46" style:family="paragraph" style:parent-style-name="Method_20_Body" style:list-style-name="L10">
      <style:paragraph-properties fo:margin-left="0cm" fo:margin-right="0cm" fo:text-indent="0cm" style:auto-text-indent="false"/>
    </style:style>
    <style:style style:name="P47" style:family="paragraph" style:parent-style-name="Method_20_Body" style:list-style-name="L13">
      <style:paragraph-properties fo:margin-left="0cm" fo:margin-right="0cm" fo:text-indent="0cm" style:auto-text-indent="false"/>
    </style:style>
    <style:style style:name="P48" style:family="paragraph" style:parent-style-name="Method_20_Body">
      <style:paragraph-properties fo:break-before="page"/>
    </style:style>
    <style:style style:name="P49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50" style:family="paragraph" style:parent-style-name="Method_20_Body">
      <style:paragraph-properties fo:margin-left="1.251cm" fo:margin-right="0cm" fo:text-indent="0cm" style:auto-text-indent="false"/>
    </style:style>
    <style:style style:name="P51" style:family="paragraph" style:parent-style-name="Method_20_Code_20_Listing">
      <style:text-properties fo:color="#000080"/>
    </style:style>
    <style:style style:name="P52" style:family="paragraph" style:parent-style-name="Method_20_Code_20_Listing">
      <style:paragraph-properties fo:break-before="page"/>
      <style:text-properties fo:color="#000080"/>
    </style:style>
    <style:style style:name="P53" style:family="paragraph" style:parent-style-name="Method_20_Indent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4" style:family="paragraph" style:parent-style-name="Code_20_Listing">
      <style:text-properties fo:color="#000080"/>
    </style:style>
    <style:style style:name="P55" style:family="paragraph" style:parent-style-name="Code_20_Listing">
      <style:paragraph-properties fo:break-before="page"/>
      <style:text-properties fo:color="#000080"/>
    </style:style>
    <style:style style:name="P56" style:family="paragraph" style:parent-style-name="Standard" style:list-style-name="L1"/>
    <style:style style:name="P5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style:font-weight-complex="bold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Factory\InstantiateClass</text:h>
      <text:p text:style-name="Class_20_Description"/>
      <text:p text:style-name="Class_20_Description">Instantiate the requested class and pass the provided parameters to the class constructor, if it exists</text:p>
      <text:p text:style-name="Class_20_Description"/>
      <text:h text:style-name="Criteria_20_Title" text:outline-level="2">Design criteria and considerations</text:h>
      <text:p text:style-name="Criteria_20_Body"/>
      <text:list xml:id="list2002057407" text:style-name="L1">
        <text:list-item>
          <text:p text:style-name="P26">The <text:span text:style-name="Class_20_Variables">Factory</text:span><text:span text:style-name="Class_20_Variables">\InstantiateClass</text:span> class is dependent upon the following classes:</text:p>
          <text:p text:style-name="P56"/>
        </text:list-item>
      </text:list>
      <text:list xml:id="list1005081707" text:style-name="L2">
        <text:list-item>
          <text:p text:style-name="P27"><text:span text:style-name="Class_20_Variables">Factory\Exception</text:span> - to throw an exception in case of a serious error condition;</text:p>
        </text:list-item>
        <text:list-item>
          <text:p text:style-name="P27"><text:span text:style-name="Class_20_Variables">Error</text:span> – to provide codes and messages for the <text:span text:style-name="Class_20_Variables">Exception</text:span> class;</text:p>
        </text:list-item>
        <text:list-item>
          <text:p text:style-name="P57"><text:span text:style-name="Class_20_Variables">Autoload</text:span> – the <text:span text:style-name="Class_20_Variables">loadClass</text:span> method is used to load the requested class, if it is not already in memory;</text:p>
          <text:p text:style-name="P57"/>
        </text:list-item>
      </text:list>
      <text:list xml:id="list1875395338" text:continue-list="list2002057407" text:style-name="L1">
        <text:list-item>
          <text:p text:style-name="P26">The <text:span text:style-name="Class_20_Variables">Factory\InstantiateClass</text:span> class uses the <text:span text:style-name="Class_20_Variables">Library</text:span> namespace;</text:p>
          <text:p text:style-name="P26"/>
        </text:list-item>
        <text:list-item>
          <text:p text:style-name="P26">The <text:span text:style-name="Class_20_Variables">Factory\InstantiateClass</text:span> class is a base-class and is designed to be extended and normally will only be called by the extending class.</text:p>
        </text:list-item>
      </text:list>
      <text:p text:style-name="Criteria_20_Body"/>
      <text:p text:style-name="Method_20_Body"/>
      <text:p text:style-name="Standard"/>
      <text:h text:style-name="P24" text:outline-level="4">Class Properties</text:h>
      <text:p text:style-name="Method_20_Body"/>
      <text:p text:style-name="Method_20_Body">The <text:span text:style-name="T1">Factory\Instantiate</text:span> class contain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Method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1" office:value-type="string">
            <text:p text:style-name="P5">$className</text:p>
          </table:table-cell>
          <table:table-cell table:style-name="Table2.B2" office:value-type="string">
            <text:p text:style-name="P16">Name of the class</text:p>
          </table:table-cell>
        </table:table-row>
        <table:table-row>
          <table:table-cell table:style-name="Table2.A3" office:value-type="string">
            <text:p text:style-name="P5">$class</text:p>
          </table:table-cell>
          <table:table-cell table:style-name="Table2.B3" office:value-type="string">
            <text:p text:style-name="P16">Instantiate class object</text:p>
          </table:table-cell>
        </table:table-row>
      </table:table>
      <text:p text:style-name="P2"/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1">Factory\Instantiate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ethod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1" office:value-type="string">
            <text:p text:style-name="P4"><text:a xlink:type="simple" xlink:href="#construct">__construct</text:a></text:p>
          </table:table-cell>
          <table:table-cell table:style-name="Table1.B2" office:value-type="string">
            <text:p text:style-name="P16">Class constructor</text:p>
          </table:table-cell>
        </table:table-row>
        <table:table-row>
          <table:table-cell table:style-name="Table1.A3" office:value-type="string">
            <text:p text:style-name="P4"><text:a xlink:type="simple" xlink:href="#instantiate">instantiate</text:a></text:p>
          </table:table-cell>
          <table:table-cell table:style-name="Table1.B3" office:value-type="string">
            <text:p text:style-name="P16">Instantiate the requested class with arguments</text:p>
          </table:table-cell>
        </table:table-row>
        <table:table-row>
          <table:table-cell table:style-name="Table1.A3" office:value-type="string">
            <text:p text:style-name="P4"><text:a xlink:type="simple" xlink:href="#instantiateArgs">instantiateArgs</text:a></text:p>
          </table:table-cell>
          <table:table-cell table:style-name="Table1.B3" office:value-type="string">
            <text:p text:style-name="P16">Instantiate the requested class with arguments</text:p>
          </table:table-cell>
        </table:table-row>
        <table:table-row>
          <table:table-cell table:style-name="Table1.A3" office:value-type="string">
            <text:p text:style-name="P4"><text:a xlink:type="simple" xlink:href="#classInstance">classInstance</text:a></text:p>
          </table:table-cell>
          <table:table-cell table:style-name="Table1.B3" office:value-type="string">
            <text:p text:style-name="P16">Return the instance object of <text:span text:style-name="Class_20_Variables">$className</text:span></text:p>
          </table:table-cell>
        </table:table-row>
        <table:table-row>
          <table:table-cell table:style-name="Table1.A3" office:value-type="string">
            <text:p text:style-name="P4"><text:a xlink:type="simple" xlink:href="#className">className</text:a></text:p>
          </table:table-cell>
          <table:table-cell table:style-name="Table1.B3" office:value-type="string">
            <text:p text:style-name="P16">Get or set the<text:span text:style-name="Class_20_Variables"> $className</text:span></text:p>
          </table:table-cell>
        </table:table-row>
        <table:table-row>
          <table:table-cell table:style-name="Table1.A3" office:value-type="string">
            <text:p text:style-name="P4"><text:a xlink:type="simple" xlink:href="#newInstanceWithoutConstructor">newInstanceWithoutConstructor</text:a></text:p>
          </table:table-cell>
          <table:table-cell table:style-name="Table1.B3" office:value-type="string">
            <text:p text:style-name="Method_20_Table_20_Description">Create a new instance of a class without a constructor</text:p>
          </table:table-cell>
        </table:table-row>
      </table:table>
      <text:p text:style-name="Standard"/>
      <text:p text:style-name="P9"/>
      <text:h text:style-name="P29" text:outline-level="5"><text:bookmark-start text:name="construct"/>__construct<text:bookmark-end text:name="construct"/></text:h>
      <text:p text:style-name="Method_20_Body"/>
      <text:p text:style-name="Method_20_Body">Class constructor.</text:p>
      <text:p text:style-name="Method_20_Body"/>
      <text:p text:style-name="P10">Algorithm</text:p>
      <text:list xml:id="list64615063" text:style-name="L3">
        <text:list-item>
          <text:p text:style-name="P30">set the <text:span text:style-name="Class_20_Variables">class</text:span> class property to null;</text:p>
        </text:list-item>
        <text:list-item>
          <text:p text:style-name="P30">set the <text:span text:style-name="Class_20_Variables">className</text:span> property to null;</text:p>
        </text:list-item>
        <text:list-item>
          <text:p text:style-name="P30">exit</text:p>
          <text:p text:style-name="P30"/>
        </text:list-item>
      </text:list>
      <text:p text:style-name="P10">Implementation</text:p>
      <text:p text:style-name="Method_20_Body"/>
      <text:p text:style-name="P7">/**</text:p>
      <text:p text:style-name="P7"><text:s/>* __construct</text:p>
      <text:p text:style-name="P7"><text:s/>*</text:p>
      <text:p text:style-name="P7"><text:s/>* Class constructor</text:p>
      <text:p text:style-name="P7"><text:s/>*/</text:p>
      <text:p text:style-name="P7">public function __construct()</text:p>
      <text:p text:style-name="P7">{</text:p>
      <text:p text:style-name="P7"><text:tab/>$this-&gt;class = null;</text:p>
      <text:p text:style-name="P7"><text:tab/>$this-&gt;className = null;</text:p>
      <text:p text:style-name="P8">}</text:p>
      <text:p text:style-name="Method_20_Body"/>
      <text:p text:style-name="P10">Narrative</text:p>
      <text:p text:style-name="Method_20_Body"/>
      <text:p text:style-name="Method_20_Body">Set the <text:span text:style-name="Class_20_Variables">$class</text:span> and <text:span text:style-name="Class_20_Variables">$className</text:span> class properties to <text:span text:style-name="Class_20_Variables">null</text:span>.</text:p>
      <text:p text:style-name="Method_20_Body"/>
      <text:h text:style-name="P29" text:outline-level="5"><text:bookmark-start text:name="instantiate"/>instantiate<text:bookmark-end text:name="instantiate"/></text:h>
      <text:p text:style-name="Method_20_Body"/>
      <text:p text:style-name="Method_20_Body">Instantiates the requested class.</text:p>
      <text:p text:style-name="Method_20_Body"/>
      <text:p text:style-name="P10">Algorithm</text:p>
      <text:list xml:id="list1914497052" text:style-name="L4">
        <text:list-item>
          <text:p text:style-name="P31">accept an array of parameters as args;</text:p>
        </text:list-item>
        <text:list-item>
          <text:p text:style-name="P31">pass args to the instantiateArgs class method;</text:p>
        </text:list-item>
        <text:list-item>
          <text:p text:style-name="P31">return the result.</text:p>
          <text:p text:style-name="P31"/>
        </text:list-item>
      </text:list>
      <text:p text:style-name="P10">Implementation</text:p>
      <text:p text:style-name="P7"/>
      <text:p text:style-name="P7">/**</text:p>
      <text:p text:style-name="P7"><text:s/>* instantiate.</text:p>
      <text:p text:style-name="P7"><text:s/>*</text:p>
      <text:p text:style-name="P7"><text:s/>* Instantiates the requested class with arguments</text:p>
      <text:p text:style-name="P7"><text:s/>* <text:span text:style-name="T1">@param</text:span> string $name = (optional) class name.</text:p>
      <text:p text:style-name="P7"><text:s/>* <text:span text:style-name="T1">@throws</text:span> Factory_Exception</text:p>
      <text:p text:style-name="P7"><text:s/>*/</text:p>
      <text:p text:style-name="P7">public function instantiate()</text:p>
      <text:p text:style-name="P7">{</text:p>
      <text:p text:style-name="P7"><text:tab/>return $this-&gt;instantiateArgs(func_get_args());</text:p>
      <text:p text:style-name="P8">}</text:p>
      <text:p text:style-name="Method_20_Body"/>
      <text:p text:style-name="P10">Narrative</text:p>
      <text:p text:style-name="Method_20_Body"/>
      <text:p text:style-name="Method_20_Body">The <text:span text:style-name="Class_20_Variables">newInstanceWithoutConstructor</text:span> method expects one mandatory parameter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Properties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6">$name</text:p>
          </table:table-cell>
          <table:table-cell table:style-name="Table3.B2" office:value-type="string">
            <text:p text:style-name="P15">Name of the class to instantiate</text:p>
          </table:table-cell>
        </table:table-row>
      </table:table>
      <text:p text:style-name="Method_20_Body"/>
      <text:p text:style-name="Method_20_Body">and accepts as many (optional) arguments as the target class requires.</text:p>
      <text:p text:style-name="Method_20_Body"/>
      <text:p text:style-name="Method_20_Body">The <text:span text:style-name="T5">PHP </text:span><text:span text:style-name="Class_20_Variables"><text:span text:style-name="T5">func_get_args</text:span></text:span> function is called to pass an array of class parameters to the <text:span text:style-name="Class_20_Variables">instantiateArgs</text:span> method. <text:s/>The result is returned.</text:p>
      <text:p text:style-name="Method_20_Body"/>
      <text:p text:style-name="Method_20_Body"/>
      <text:h text:style-name="P29" text:outline-level="5"><text:bookmark-start text:name="instantiateArgs"/>instantiateArgs<text:bookmark-end text:name="instantiateArgs"/></text:h>
      <text:p text:style-name="Method_20_Body"/>
      <text:p text:style-name="Method_20_Body">Instantiates the requested class with arguments, if they exist.</text:p>
      <text:p text:style-name="Method_20_Body"/>
      <text:p text:style-name="P10">Algorithm</text:p>
      <text:list xml:id="list1016196421" text:style-name="L13">
        <text:list-item>
          <text:p text:style-name="P40">Accept <text:span text:style-name="Class_20_Variables">arguments</text:span> as a reference to an array of arguments to pass to the new class instance;</text:p>
        </text:list-item>
        <text:list-item>
          <text:p text:style-name="P40">if <text:span text:style-name="Class_20_Variables">arguments</text:span> is empty, goto step <text:span text:style-name="T1">5</text:span>;</text:p>
        </text:list-item>
        <text:list-item>
          <text:p text:style-name="P40">remove the first (bottom) entry in <text:span text:style-name="Class_20_Variables">arguments</text:span> and pass it to the <text:span text:style-name="Class_20_Variables">className</text:span> class method;</text:p>
        </text:list-item>
        <text:list-item>
          <text:p text:style-name="P40">goto step <text:span text:style-name="T1">6</text:span>;</text:p>
        </text:list-item>
        <text:list-item>
          <text:p text:style-name="P40">call the <text:span text:style-name="Class_20_Variables">className</text:span> class method;</text:p>
        </text:list-item>
        <text:list-item>
          <text:p text:style-name="P40">store the result in <text:span text:style-name="Class_20_Variables">className</text:span>;</text:p>
        </text:list-item>
        <text:list-item>
          <text:p text:style-name="P40">if <text:span text:style-name="Class_20_Variables">className</text:span> is not empty and is not null, goto step <text:span text:style-name="T1">9</text:span>;</text:p>
        </text:list-item>
        <text:list-item>
          <text:p text:style-name="P40">exit with error;</text:p>
        </text:list-item>
        <text:list-item>
          <text:p text:style-name="P40">if the <text:span text:style-name="Class_20_Variables">className</text:span> class is loaded, goto step <text:span text:style-name="T1">12</text:span>;</text:p>
        </text:list-item>
        <text:list-item>
          <text:p text:style-name="P40">call the <text:span text:style-name="Class_20_Variables">loadClass</text:span> method of the <text:span text:style-name="T1">Autoload</text:span> class;</text:p>
        </text:list-item>
        <text:list-item>
          <text:p text:style-name="P40">if the result is false, goto step <text:span text:style-name="T1">8</text:span>;</text:p>
        </text:list-item>
        <text:list-item>
          <text:p text:style-name="P40">create a new <text:span text:style-name="T1">ReflectionClass</text:span> for <text:span text:style-name="Class_20_Variables">className</text:span> and assign the result to <text:span text:style-name="Class_20_Variables">class</text:span>;</text:p>
        </text:list-item>
        <text:list-item>
          <text:p text:style-name="P40">if <text:span text:style-name="Class_20_Variables">className</text:span> has a <text:span text:style-name="Class_20_Variables">__construct</text:span> method, goto step <text:span text:style-name="T1">20</text:span>;</text:p>
        </text:list-item>
        <text:list-item>
          <text:p text:style-name="P40">if the count of elements in <text:span text:style-name="Class_20_Variables"><text:span text:style-name="T3">arguments</text:span></text:span> is not zero, goto step <text:span text:style-name="T1">8</text:span>;</text:p>
        </text:list-item>
        <text:list-item>
          <text:p text:style-name="P40">if<text:span text:style-name="Class_20_Variables"> class</text:span> has a <text:span text:style-name="Class_20_Variables">newInstanceWithoutConstructor</text:span> method, goto step <text:span text:style-name="T1">18</text:span>;</text:p>
        </text:list-item>
        <text:list-item>
          <text:p text:style-name="P40">pass <text:span text:style-name="Class_20_Variables">class</text:span> and <text:span text:style-name="Class_20_Variables">className</text:span> variables to the <text:span text:style-name="Class_20_Variables">newInstanctWithoutConstructor</text:span> method of the current class;</text:p>
        </text:list-item>
        <text:list-item>
          <text:p text:style-name="P40">return the result;</text:p>
        </text:list-item>
        <text:list-item>
          <text:p text:style-name="P40">call the <text:span text:style-name="Class_20_Variables">newInstanceWithoutConstructor</text:span> method of <text:span text:style-name="Class_20_Variables">class</text:span>;</text:p>
        </text:list-item>
        <text:list-item>
          <text:p text:style-name="P40">goto step <text:span text:style-name="T1">17</text:span>;</text:p>
        </text:list-item>
        <text:list-item>
          <text:p text:style-name="P40">if the count of elements in <text:span text:style-name="Class_20_Variables"><text:span text:style-name="T3">arguments</text:span></text:span> is zero, goto step <text:span text:style-name="T1">34</text:span>;</text:p>
        </text:list-item>
        <text:list-item>
          <text:p text:style-name="P40">create a new <text:span text:style-name="T1">ReflectionMethod</text:span> for the <text:span text:style-name="Class_20_Variables">__construct</text:span> method of <text:span text:style-name="Class_20_Variables">className </text:span>and assign the result to <text:span text:style-name="Class_20_Variables">method</text:span>;</text:p>
        </text:list-item>
        <text:list-item>
          <text:p text:style-name="P40">call the <text:span text:style-name="Class_20_Variables">getParameters</text:span> method of <text:span text:style-name="Class_20_Variables">method</text:span> and assign the array result to <text:span text:style-name="Class_20_Variables">parameters</text:span>;</text:p>
        </text:list-item>
        <text:list-item>
          <text:p text:style-name="P40">reset the parameters index iterator to the first element;</text:p>
        </text:list-item>
        <text:list-item>
          <text:p text:style-name="P40">extract array <text:span text:style-name="Class_20_Variables">key</text:span> and <text:span text:style-name="Class_20_Variables">parameter</text:span> (value) from <text:span text:style-name="Class_20_Variables">parameters</text:span>;</text:p>
        </text:list-item>
        <text:list-item>
          <text:p text:style-name="P40">if <text:span text:style-name="Class_20_Variables">key</text:span> does not exist as a key in <text:span text:style-name="Class_20_Variables">arguments</text:span>, goto step 30;</text:p>
        </text:list-item>
        <text:list-item>
          <text:p text:style-name="P40">if parameter is not a reference, goto step 28;</text:p>
        </text:list-item>
        <text:list-item>
          <text:p text:style-name="P40">convert <text:span text:style-name="Class_20_Variables">key</text:span> value in <text:span text:style-name="Class_20_Variables">arguments</text:span> to a reference to the indexed argument;</text:p>
        </text:list-item>
        <text:list-item>
          <text:p text:style-name="P40">if <text:span text:style-name="Class_20_Variables">parameters</text:span> index iterator is the last element in <text:span text:style-name="Class_20_Variables">arguments</text:span>, goto step <text:span text:style-name="T1">30</text:span>;</text:p>
        </text:list-item>
        <text:list-item>
          <text:p text:style-name="P40">increment <text:span text:style-name="Class_20_Variables">parameters</text:span> index iterator and goto step <text:span text:style-name="T1">24</text:span>;</text:p>
        </text:list-item>
        <text:list-item>
          <text:p text:style-name="P40">increment parameters index iterator;</text:p>
        </text:list-item>
        <text:list-item>
          <text:p text:style-name="P40">if the index iterator is past the last element of <text:span text:style-name="Class_20_Variables">parameters</text:span>, goto step <text:span text:style-name="T1">34</text:span>;</text:p>
        </text:list-item>
        <text:list-item>
          <text:p text:style-name="P40">convert <text:span text:style-name="Class_20_Variables">key</text:span> value in <text:span text:style-name="Class_20_Variables">arguments</text:span> to a reference to the indexed argument;</text:p>
        </text:list-item>
        <text:list-item>
          <text:p text:style-name="P40"><text:s/>goto step <text:span text:style-name="T1">30</text:span>;</text:p>
        </text:list-item>
        <text:list-item>
          <text:p text:style-name="P40">pass arguments to the <text:span text:style-name="Class_20_Variables">newInstanceArgs</text:span> method of <text:span text:style-name="Class_20_Variables">class</text:span>;</text:p>
        </text:list-item>
        <text:list-item>
          <text:p text:style-name="P40">assign the result to the <text:span text:style-name="Class_20_Variables">class</text:span> property of the current class;</text:p>
        </text:list-item>
        <text:list-item>
          <text:p text:style-name="P40">return <text:s/>the <text:span text:style-name="Class_20_Variables">class</text:span> property of the current class.</text:p>
          <text:p text:style-name="P47"/>
        </text:list-item>
      </text:list>
      <text:p text:style-name="P10"/>
      <text:p text:style-name="P49">Implementation</text:p>
      <text:p text:style-name="P7"/>
      <text:p text:style-name="P7">/**</text:p>
      <text:p text:style-name="P7"><text:s/>* instantiateArgs.</text:p>
      <text:p text:style-name="P7"><text:s/>*</text:p>
      <text:p text:style-name="P7"><text:s/>* Instantiates the requested class with arguments</text:p>
      <text:p text:style-name="P7"><text:s/>* <text:span text:style-name="T1">@param</text:span> array $arguments = reference to the array of arguments</text:p>
      <text:p text:style-name="P7"><text:s/>* <text:span text:style-name="T1">@return</text:span> object $class</text:p>
      <text:p text:style-name="P7"><text:s/>* <text:span text:style-name="T1">@throws</text:span> Factory\Exception</text:p>
      <text:p text:style-name="P7"><text:s/>*/</text:p>
      <text:p text:style-name="P7">public function instantiateArgs(&amp;$arguments)</text:p>
      <text:p text:style-name="P7">{</text:p>
      <text:p text:style-name="P7"><text:tab/>if (count($arguments) == 0)</text:p>
      <text:p text:style-name="P7"><text:tab/>{</text:p>
      <text:p text:style-name="P7"><text:tab/><text:tab/>$className = $this-&gt;className();</text:p>
      <text:p text:style-name="P7"><text:tab/>}</text:p>
      <text:p text:style-name="P7"><text:tab/>else</text:p>
      <text:p text:style-name="P7"><text:tab/>{</text:p>
      <text:p text:style-name="P7"><text:tab/><text:tab/>$className = $this-&gt;className(array_shift($arguments));</text:p>
      <text:p text:style-name="P7"><text:tab/>}</text:p>
      <text:p text:style-name="P7"/>
      <text:p text:style-name="P7"><text:tab/>if (! $className)</text:p>
      <text:p text:style-name="P7"><text:tab/>{</text:p>
      <text:p text:style-name="P7"><text:tab/><text:tab/>throw new Exception(Error::code('MissingClassName'));</text:p>
      <text:p text:style-name="P7"><text:tab/>}</text:p>
      <text:p text:style-name="P7"/>
      <text:p text:style-name="P7"><text:tab/>if (! class_exists($className, false))</text:p>
      <text:p text:style-name="P7"><text:tab/>{</text:p>
      <text:p text:style-name="P7"><text:tab/><text:tab/>if (! \Library\Autoload::loadClass($className))</text:p>
      <text:p text:style-name="P7"><text:tab/><text:tab/>{</text:p>
      <text:p text:style-name="P7"><text:tab/><text:tab/><text:tab/>throw new Exception(Error::code('AutoloadFailed'));</text:p>
      <text:p text:style-name="P7"><text:tab/><text:tab/>}</text:p>
      <text:p text:style-name="P7"><text:tab/>}</text:p>
      <text:p text:style-name="P7"/>
      <text:p text:style-name="P7"><text:tab/>$class = new \ReflectionClass($className);</text:p>
      <text:p text:style-name="P7"><text:tab/></text:p>
      <text:p text:style-name="P7"><text:tab/>if (method_exists($className, '__construct') === false)</text:p>
      <text:p text:style-name="P7"><text:tab/>{</text:p>
      <text:p text:style-name="P7"><text:tab/><text:tab/>if (count($arguments) &gt; 0)</text:p>
      <text:p text:style-name="P7"><text:tab/><text:tab/>{</text:p>
      <text:p text:style-name="P7"><text:tab/><text:tab/><text:tab/>throw new Exception(Error::code('NoClassConstructor'));</text:p>
      <text:p text:style-name="P7"><text:tab/><text:tab/>}</text:p>
      <text:p text:style-name="P7"/>
      <text:p text:style-name="P7"><text:tab/><text:tab/>return $class-&gt;newInstanceWithoutConstructor();</text:p>
      <text:p text:style-name="P7"><text:tab/>}</text:p>
      <text:p text:style-name="P7"/>
      <text:p text:style-name="P7"><text:tab/></text:p>
      <text:p text:style-name="P52"><text:tab/>if (count($arguments) &gt; 0)</text:p>
      <text:p text:style-name="P7"><text:tab/>{</text:p>
      <text:p text:style-name="P7"><text:tab/><text:tab/>$method = new \ReflectionMethod($className, '__construct');</text:p>
      <text:p text:style-name="P7"><text:tab/><text:tab/>$parameters = $method-&gt;getParameters();</text:p>
      <text:p text:style-name="P7"><text:tab/><text:tab/></text:p>
      <text:p text:style-name="P7"><text:tab/><text:tab/>foreach($parameters as $key =&gt; $parameter)</text:p>
      <text:p text:style-name="P7"><text:tab/><text:tab/>{</text:p>
      <text:p text:style-name="P7"><text:tab/><text:tab/><text:tab/>if (! array_key_exists($key, $arguments))</text:p>
      <text:p text:style-name="P7"><text:tab/><text:tab/><text:tab/>{</text:p>
      <text:p text:style-name="P7"><text:tab/><text:tab/><text:tab/><text:tab/>break;</text:p>
      <text:p text:style-name="P7"><text:tab/><text:tab/><text:tab/>}</text:p>
      <text:p text:style-name="P7"/>
      <text:p text:style-name="P7"><text:tab/><text:tab/><text:tab/>if ($parameter-&gt;isPassedByReference())</text:p>
      <text:p text:style-name="P7"><text:tab/><text:tab/><text:tab/>{</text:p>
      <text:p text:style-name="P7"><text:tab/><text:tab/><text:tab/><text:tab/>$arguments[$key] = &amp;$arguments[$key];</text:p>
      <text:p text:style-name="P7"><text:tab/><text:tab/><text:tab/>}</text:p>
      <text:p text:style-name="P7"><text:tab/><text:tab/>}</text:p>
      <text:p text:style-name="P7"/>
      <text:p text:style-name="P7"><text:tab/><text:tab/>while (++$key &lt; count($arguments))</text:p>
      <text:p text:style-name="P7"><text:tab/><text:tab/>{</text:p>
      <text:p text:style-name="P7"><text:tab/><text:tab/><text:tab/>$arguments[$key] = &amp;$arguments[$key];</text:p>
      <text:p text:style-name="P7"><text:tab/><text:tab/>}</text:p>
      <text:p text:style-name="P7"><text:tab/>}</text:p>
      <text:p text:style-name="P7"/>
      <text:p text:style-name="P7"><text:tab/>$this-&gt;class = $class-&gt;newInstanceArgs($arguments);</text:p>
      <text:p text:style-name="P7"/>
      <text:p text:style-name="P7"><text:tab/>return $this-&gt;class;</text:p>
      <text:p text:style-name="P8">}</text:p>
      <text:p text:style-name="Method_20_Body"/>
      <text:p text:style-name="P10">Narrative</text:p>
      <text:p text:style-name="Method_20_Body"/>
      <text:p text:style-name="Method_20_Body">The <text:span text:style-name="Class_20_Variables">instantiateArgs</text:span> method expects one mandatory parameter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roperties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6">$arguments</text:p>
          </table:table-cell>
          <table:table-cell table:style-name="Table4.B2" office:value-type="string">
            <text:p text:style-name="P15">Reference to an array of function parameters, or empty.</text:p>
          </table:table-cell>
        </table:table-row>
      </table:table>
      <text:p text:style-name="Method_20_Body"/>
      <text:p text:style-name="Method_20_Body">If no parameters are present,</text:p>
      <text:list xml:id="list733542714" text:style-name="L5">
        <text:list-item>
          <text:p text:style-name="P32">the class name is retrieved from the <text:span text:style-name="Class_20_Variables">className</text:span> method</text:p>
        </text:list-item>
        <text:list-item>
          <text:p text:style-name="P32">if the <text:span text:style-name="Class_20_Variables">$className</text:span> variable returned is null, a <text:span text:style-name="Class_20_Variables">Factory\Exception</text:span> is thrown.</text:p>
        </text:list-item>
      </text:list>
      <text:p text:style-name="P11"/>
      <text:p text:style-name="Method_20_Body">If the <text:span text:style-name="Class_20_Variables">$className</text:span> variable class is not already loaded,</text:p>
      <text:list xml:id="list2149960342" text:style-name="L6">
        <text:list-item>
          <text:p text:style-name="P33">the current <text:span text:style-name="Class_20_Variables">Autoload</text:span> class <text:span text:style-name="Class_20_Variables">loadClass</text:span> method is used to load the requested <text:span text:style-name="Class_20_Variables">$className</text:span> into memory;</text:p>
        </text:list-item>
        <text:list-item>
          <text:p text:style-name="P33">if <text:span text:style-name="Class_20_Variables">$className</text:span> cannot be loaded, a <text:span text:style-name="Class_20_Variables">Factory\Exception</text:span> is thrown.</text:p>
        </text:list-item>
      </text:list>
      <text:p text:style-name="P11"/>
      <text:p text:style-name="Method_20_Body">A new <text:span text:style-name="T1">PHP ReflectionClass</text:span> object is created for the <text:span text:style-name="Class_20_Variables">$className</text:span> class and assigned to the <text:span text:style-name="Class_20_Variables">$class</text:span> object;</text:p>
      <text:list xml:id="list1586503310" text:style-name="L7">
        <text:list-item>
          <text:p text:style-name="P34">if the class object cannot be created, a <text:span text:style-name="Class_20_Variables">Factory\Exception</text:span> is thrown.</text:p>
        </text:list-item>
      </text:list>
      <text:p text:style-name="P11"/>
      <text:p text:style-name="Method_20_Body"/>
      <text:p text:style-name="P48">If the requested class does <text:span text:style-name="T1">NOT</text:span> have a <text:span text:style-name="Class_20_Variables">__construct</text:span> method,</text:p>
      <text:list xml:id="list695863728" text:style-name="L8">
        <text:list-item>
          <text:p text:style-name="P35">if parameters are present, a <text:span text:style-name="Class_20_Variables">Factory\Exception</text:span> is thrown;</text:p>
        </text:list-item>
        <text:list-item>
          <text:p text:style-name="P35">otherwise, <text:span text:style-name="T1">newInstanceWithoutConstructor</text:span> is called for the <text:span text:style-name="T1">ReflectionClass</text:span> object, and the resultant new class object is returned.</text:p>
        </text:list-item>
      </text:list>
      <text:p text:style-name="Method_20_Body"/>
      <text:p text:style-name="Method_20_Body">If parameters are present,</text:p>
      <text:list xml:id="list1069345638" text:style-name="L9">
        <text:list-item>
          <text:p text:style-name="P36">a new <text:span text:style-name="T1">ReflectionMethod</text:span> object is created for <text:span text:style-name="Class_20_Variables">$class</text:span> constructor method</text:p>
        </text:list-item>
        <text:list-item>
          <text:p text:style-name="P44">if the new ReflectionMethod cannot be created, a <text:span text:style-name="Class_20_Variables">Factory\Exception</text:span> is thrown;</text:p>
        </text:list-item>
        <text:list-item>
          <text:p text:style-name="P36">the <text:span text:style-name="Class_20_Variables">getParameters</text:span> method of the new object is used to retrieve an array of parameters for the new method;</text:p>
        </text:list-item>
        <text:list-item>
          <text:p text:style-name="P44">if the new <text:span text:style-name="T1">ReflectionMethod</text:span> cannot be created, a <text:span text:style-name="Class_20_Variables">Factory\Exception</text:span> is thrown;</text:p>
        </text:list-item>
        <text:list-item>
          <text:p text:style-name="P36">the parameters array is iterated and each parameter element is checked for pass-by-reference</text:p>
        </text:list-item>
        <text:list-item>
          <text:p text:style-name="P44">if the element is pass-by-reference, the parameter element is changed to a reference;</text:p>
        </text:list-item>
        <text:list-item>
          <text:p text:style-name="P36">a <text:span text:style-name="T1">newInstanceArgs</text:span> object is created, passing the parameters array;</text:p>
        </text:list-item>
        <text:list-item>
          <text:p text:style-name="P44">if the object cannot be created, a <text:span text:style-name="T1">Factory\Exception</text:span> is thrown;</text:p>
          <text:p text:style-name="P45"/>
          <text:p text:style-name="P45"/>
        </text:list-item>
      </text:list>
      <text:p text:style-name="Method_20_Body">The new class object is returned.</text:p>
      <text:p text:style-name="Method_20_Body"/>
      <text:p text:style-name="Method_20_Body"/>
      <text:h text:style-name="P29" text:outline-level="5"><text:bookmark-start text:name="classInstance"/>classInstance<text:bookmark-end text:name="classInstance"/></text:h>
      <text:p text:style-name="Method_20_Body"/>
      <text:p text:style-name="Method_20_Body">Return the instance object of the class</text:p>
      <text:p text:style-name="Method_20_Body"/>
      <text:p text:style-name="P10">Algorithm</text:p>
      <text:list xml:id="list1531216860" text:style-name="L14">
        <text:list-item>
          <text:p text:style-name="P42">Return the <text:span text:style-name="Class_20_Variables">class</text:span> class property.</text:p>
          <text:p text:style-name="P42"/>
        </text:list-item>
      </text:list>
      <text:p text:style-name="P10">Implementation</text:p>
      <text:p text:style-name="P7"/>
      <text:p text:style-name="P7">/**</text:p>
      <text:p text:style-name="P7"><text:s/>* classInstance</text:p>
      <text:p text:style-name="P7"><text:s/>*</text:p>
      <text:p text:style-name="P7"><text:s/>* Return the instance object of className</text:p>
      <text:p text:style-name="P7"><text:s/>* <text:span text:style-name="T1">@return</text:span>s $class = current instance object</text:p>
      <text:p text:style-name="P7"><text:s/>*/</text:p>
      <text:p text:style-name="P7">public function classInstance()</text:p>
      <text:p text:style-name="P7">{</text:p>
      <text:p text:style-name="P7"><text:tab/>return $this-&gt;class;</text:p>
      <text:p text:style-name="P8">}</text:p>
      <text:p text:style-name="Method_20_Body"/>
      <text:p text:style-name="P10">Narrative</text:p>
      <text:p text:style-name="Method_20_Body"/>
      <text:p text:style-name="Method_20_Body">Return the <text:span text:style-name="Class_20_Variables">class</text:span> class property.</text:p>
      <text:p text:style-name="Method_20_Body"/>
      <text:p text:style-name="Method_20_Body"/>
      <text:h text:style-name="Method_20_Title" text:outline-level="5"/>
      <text:h text:style-name="P29" text:outline-level="5"><text:bookmark-start text:name="className"/>className<text:bookmark-end text:name="className"/></text:h>
      <text:p text:style-name="Method_20_Body"/>
      <text:p text:style-name="Method_20_Body">Return the name of the class object.</text:p>
      <text:p text:style-name="Method_20_Body"/>
      <text:p text:style-name="P10">Algorithm</text:p>
      <text:list xml:id="list1819950987" text:style-name="L15">
        <text:list-item>
          <text:p text:style-name="P43">Accept className as the optional name of the class;</text:p>
        </text:list-item>
        <text:list-item>
          <text:p text:style-name="P43">if className is empty, goto step 4;</text:p>
        </text:list-item>
        <text:list-item>
          <text:p text:style-name="P43">assign <text:span text:style-name="Class_20_Variables">className</text:span> to the <text:span text:style-name="Class_20_Variables">className</text:span> class property;</text:p>
        </text:list-item>
        <text:list-item>
          <text:p text:style-name="P43">return the <text:span text:style-name="Class_20_Variables">className</text:span> class property.</text:p>
          <text:p text:style-name="P43"/>
        </text:list-item>
      </text:list>
      <text:p text:style-name="P10">Implementation</text:p>
      <text:p text:style-name="P7"/>
      <text:p text:style-name="P7">/**</text:p>
      <text:p text:style-name="P7"><text:s/>* className.</text:p>
      <text:p text:style-name="P7"><text:s/>*</text:p>
      <text:p text:style-name="P7"><text:s/>* get/set the class instance name.</text:p>
      <text:p text:style-name="P7"><text:s/>* <text:span text:style-name="T1">@param</text:span> string $className = (optional) class name, null to query.</text:p>
      <text:p text:style-name="P7"><text:s/>* <text:span text:style-name="T1">@return</text:span> string $className = class name.</text:p>
      <text:p text:style-name="P7"><text:s/>*/</text:p>
      <text:p text:style-name="P7">public function className($className=null)</text:p>
      <text:p text:style-name="P7">{</text:p>
      <text:p text:style-name="P7"><text:tab/>if ($className)</text:p>
      <text:p text:style-name="P7"><text:tab/>{</text:p>
      <text:p text:style-name="P7"><text:s text:c="2"/><text:tab/><text:tab/>$this-&gt;className = $className;</text:p>
      <text:p text:style-name="P7"><text:tab/>}</text:p>
      <text:p text:style-name="P7"/>
      <text:p text:style-name="P7"><text:tab/>return $this-&gt;className;</text:p>
      <text:p text:style-name="P8">}</text:p>
      <text:p text:style-name="Method_20_Body"/>
      <text:p text:style-name="P10">Narrative</text:p>
      <text:p text:style-name="Method_20_Body"/>
      <text:p text:style-name="Method_20_Body">The <text:span text:style-name="Class_20_Variables">className</text:span> method expects one optional parameter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roperties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6">$className</text:p>
          </table:table-cell>
          <table:table-cell table:style-name="Table5.B2" office:value-type="string">
            <text:p text:style-name="P15">The optional name of the class, or null to query.</text:p>
          </table:table-cell>
        </table:table-row>
      </table:table>
      <text:p text:style-name="Method_20_Body"/>
      <text:p text:style-name="Method_20_Body">If the $className parameter is not null,</text:p>
      <text:p text:style-name="Method_20_Body"/>
      <text:p text:style-name="P20">assign the $className parameter to the $className class property;</text:p>
      <text:p text:style-name="P20"/>
      <text:p text:style-name="Method_20_Body">Return the <text:span text:style-name="Class_20_Variables">$className</text:span> class property.</text:p>
      <text:p text:style-name="P11"/>
      <text:h text:style-name="P29" text:outline-level="5"><text:bookmark-start text:name="newInstanceWithoutConstructor"/>newInstanceWithoutConstructor<text:bookmark-end text:name="newInstanceWithoutConstructor"/></text:h>
      <text:p text:style-name="Method_20_Body"/>
      <text:p text:style-name="Method_20_Body">Create a new instance of a class without a constructor (__construct).</text:p>
      <text:p text:style-name="Method_20_Body"/>
      <text:p text:style-name="P10">Algorithm</text:p>
      <text:list xml:id="list1551942049" text:style-name="L10">
        <text:list-item>
          <text:p text:style-name="P37">Accept the parameter <text:span text:style-name="Class_20_Variables">class</text:span> as an instance of the <text:span text:style-name="T1">PHP ReflectionClass</text:span> object;</text:p>
        </text:list-item>
        <text:list-item>
          <text:p text:style-name="P37">accept the parameter <text:span text:style-name="Class_20_Variables">className</text:span> as the string representation of the class name being instantiated;</text:p>
        </text:list-item>
        <text:list-item>
          <text:p text:style-name="P37">assign <text:span text:style-name="Class_20_Variables">class</text:span> property references to the <text:span text:style-name="Class_20_Variables"><text:span text:style-name="T3">properties</text:span></text:span> array;</text:p>
        </text:list-item>
        <text:list-item>
          <text:p text:style-name="P37">assign <text:span text:style-name="Class_20_Variables">class</text:span> default property values to the <text:span text:style-name="Class_20_Variables">defaults</text:span> array;</text:p>
        </text:list-item>
        <text:list-item>
          <text:p text:style-name="P37">initialize the <text:span text:style-name="Class_20_Variables">serialized</text:span> string with the unterminated serialization string containing</text:p>
        </text:list-item>
      </text:list>
      <text:list xml:id="list2018127928" text:style-name="L11">
        <text:list-item>
          <text:p text:style-name="P38">the length of the <text:span text:style-name="Class_20_Variables">className</text:span>,</text:p>
        </text:list-item>
        <text:list-item>
          <text:p text:style-name="P38">the quoted <text:span text:style-name="Class_20_Variables">className</text:span>; and</text:p>
        </text:list-item>
        <text:list-item>
          <text:p text:style-name="P38">an integer count of the properties in the <text:span text:style-name="Class_20_Variables">properties</text:span> array;</text:p>
        </text:list-item>
      </text:list>
      <text:list xml:id="list1003408106" text:continue-list="list1551942049" text:style-name="L10">
        <text:list-item>
          <text:p text:style-name="P37">get the next <text:span text:style-name="Class_20_Variables">property</text:span> reference from <text:span text:style-name="Class_20_Variables">properties</text:span>;</text:p>
        </text:list-item>
        <text:list-item>
          <text:p text:style-name="P37">extract <text:span text:style-name="Class_20_Variables">name</text:span> from <text:span text:style-name="Class_20_Variables">property</text:span> as the name of the property;</text:p>
        </text:list-item>
        <text:list-item>
          <text:p text:style-name="P37">if <text:span text:style-name="Class_20_Variables">property</text:span> type is not protected, goto step <text:span text:style-name="T1">11</text:span>;</text:p>
        </text:list-item>
        <text:list-item>
          <text:p text:style-name="P37">format <text:span text:style-name="Class_20_Variables">name</text:span> as a protected property;</text:p>
        </text:list-item>
        <text:list-item>
          <text:p text:style-name="P37"><text:s/>goto step <text:span text:style-name="T1">13</text:span>;</text:p>
        </text:list-item>
        <text:list-item>
          <text:p text:style-name="P37"><text:s/>if <text:span text:style-name="Class_20_Variables">property</text:span> type is not private, goto step <text:span text:style-name="T1">13</text:span>;</text:p>
        </text:list-item>
        <text:list-item>
          <text:p text:style-name="P37">format <text:span text:style-name="Class_20_Variables">name </text:span>as a private property;</text:p>
        </text:list-item>
        <text:list-item>
          <text:p text:style-name="P37">concatenate the serialized <text:span text:style-name="Class_20_Variables">name</text:span> to <text:span text:style-name="Class_20_Variables">serialized</text:span>;</text:p>
        </text:list-item>
        <text:list-item>
          <text:p text:style-name="P37">if <text:span text:style-name="Class_20_Variables">name</text:span> is an entry in <text:span text:style-name="Class_20_Variables">defaults</text:span>, goto step 17;</text:p>
        </text:list-item>
        <text:list-item>
          <text:p text:style-name="P37">concatenate a serialized null value to <text:span text:style-name="Class_20_Variables">serialized</text:span>;</text:p>
        </text:list-item>
        <text:list-item>
          <text:p text:style-name="P37">goto step 18;</text:p>
        </text:list-item>
        <text:list-item>
          <text:p text:style-name="P37">concatenate the serialized <text:span text:style-name="Class_20_Variables">name</text:span> to <text:span text:style-name="Class_20_Variables">serialized</text:span>;</text:p>
        </text:list-item>
        <text:list-item>
          <text:p text:style-name="P37">concatenate the serialization terminator to <text:span text:style-name="Class_20_Variables">serialized</text:span>;</text:p>
        </text:list-item>
        <text:list-item>
          <text:p text:style-name="P37">unserialize <text:span text:style-name="Class_20_Variables">serialized</text:span> and return the result.</text:p>
          <text:p text:style-name="P46"/>
        </text:list-item>
      </text:list>
      <text:p text:style-name="P10">Implementation</text:p>
      <text:p text:style-name="Method_20_Body"/>
      <text:p text:style-name="P7">/**</text:p>
      <text:p text:style-name="P7"><text:s/>* newInstanceWithoutConstructor</text:p>
      <text:p text:style-name="P7"><text:s/>*</text:p>
      <text:p text:style-name="P7"><text:s/>* Create a new instance of a class without a constructor (__construct)</text:p>
      <text:p text:style-name="P7"><text:s/>* <text:span text:style-name="T1">@param</text:span> object $class = ReflectionClass object to create an instance of</text:p>
      <text:p text:style-name="P7"><text:s/>* <text:span text:style-name="T1">@param</text:span> string $className = name of the class being created</text:p>
      <text:p text:style-name="P7"><text:s/>*/</text:p>
      <text:p text:style-name="P7">private function newInstanceWithoutConstructor($class, $className)</text:p>
      <text:p text:style-name="P7">{</text:p>
      <text:p text:style-name="P7"><text:tab/>$properties = $class-&gt;getProperties();</text:p>
      <text:p text:style-name="P7"><text:tab/>$defaults = $class-&gt;getDefaultProperties();</text:p>
      <text:p text:style-name="P12"/>
      <text:p text:style-name="P7"><text:s text:c="2"/><text:tab/>$serialized = sprintf('O:%u:"%s":%u:{', strlen($className),</text:p>
      <text:p text:style-name="P7"><text:tab/><text:tab/><text:tab/><text:tab/><text:tab/><text:tab/><text:tab/> $className,</text:p>
      <text:p text:style-name="P7"><text:tab/><text:tab/><text:tab/><text:tab/><text:tab/><text:tab/><text:tab/> count($properties));</text:p>
      <text:p text:style-name="Method_20_Code_20_Listing"><text:span text:style-name="T2"><text:s/><text:tab/></text:span><text:tab/></text:p>
      <text:p text:style-name="P7"><text:tab/>foreach($properties as $property)</text:p>
      <text:p text:style-name="P7"><text:tab/>{</text:p>
      <text:p text:style-name="P7"><text:tab/><text:tab/>$name = $property-&gt;getName();</text:p>
      <text:p text:style-name="P13"/>
      <text:p text:style-name="P14"/>
      <text:p text:style-name="P7"><text:tab/><text:tab/>if ($property-&gt;isProtected())</text:p>
      <text:p text:style-name="P7"><text:tab/><text:tab/>{</text:p>
      <text:p text:style-name="P7"><text:tab/><text:tab/><text:tab/>$name = chr(0) . '*' . chr(0) . $name;</text:p>
      <text:p text:style-name="P7"><text:tab/><text:tab/>}</text:p>
      <text:p text:style-name="P7"><text:tab/><text:tab/>elseif ($property-&gt;isPrivate())</text:p>
      <text:p text:style-name="P7"><text:tab/><text:tab/>{</text:p>
      <text:p text:style-name="P7"><text:tab/><text:tab/><text:tab/>$name = chr(0) . $className . chr(0) . $name;</text:p>
      <text:p text:style-name="P7"><text:tab/><text:tab/>}</text:p>
      <text:p text:style-name="P7"><text:s text:c="2"/><text:tab/><text:tab/><text:tab/></text:p>
      <text:p text:style-name="P7"><text:tab/><text:tab/>$serialized .= serialize($name);</text:p>
      <text:p text:style-name="P7"/>
      <text:p text:style-name="P7"><text:tab/><text:tab/>if (array_key_exists($name, $defaults))</text:p>
      <text:p text:style-name="P7"><text:tab/><text:tab/>{</text:p>
      <text:p text:style-name="P7"><text:tab/><text:tab/><text:tab/>$serialized .= serialize($defaults[$name])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$serialized .= serialize(null);</text:p>
      <text:p text:style-name="P7"><text:tab/><text:tab/>}</text:p>
      <text:p text:style-name="P7"><text:tab/>}</text:p>
      <text:p text:style-name="P7"><text:s text:c="2"/><text:tab/><text:tab/></text:p>
      <text:p text:style-name="P7"><text:tab/>$serialized .= '}';</text:p>
      <text:p text:style-name="P7"/>
      <text:p text:style-name="P7"><text:tab/>return unserialize($serialized);</text:p>
      <text:p text:style-name="P7">}</text:p>
      <text:p text:style-name="Method_20_Body"/>
      <text:p text:style-name="P10">Narrative</text:p>
      <text:p text:style-name="Method_20_Body"/>
      <text:p text:style-name="Method_20_Body">The <text:span text:style-name="Class_20_Variables">newInstanceWithoutConstructor</text:span> method expects two mandatory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Properties</text:p>
          </table:table-cell>
          <table:table-cell table:style-name="Table10.B1" office:value-type="string">
            <text:p text:style-name="P3">Description</text:p>
          </table:table-cell>
        </table:table-row>
        <table:table-row>
          <table:table-cell table:style-name="Table10.A2" office:value-type="string">
            <text:p text:style-name="P6">$class</text:p>
          </table:table-cell>
          <table:table-cell table:style-name="Table10.B2" office:value-type="string">
            <text:p text:style-name="P15">ReflectionClass object to create an instance of</text:p>
          </table:table-cell>
        </table:table-row>
        <table:table-row>
          <table:table-cell table:style-name="Table10.A2" office:value-type="string">
            <text:p text:style-name="P6">$className</text:p>
          </table:table-cell>
          <table:table-cell table:style-name="Table10.B2" office:value-type="string">
            <text:p text:style-name="P15">Name of the class</text:p>
          </table:table-cell>
        </table:table-row>
      </table:table>
      <text:p text:style-name="Method_20_Body"/>
      <text:p text:style-name="Method_20_Body">Call the <text:span text:style-name="Class_20_Variables">getProperties</text:span> method of the <text:span text:style-name="Class_20_Variables">$class</text:span> parameter class instance and assign the result to the <text:span text:style-name="Class_20_Variables">$properties</text:span> method variable.</text:p>
      <text:p text:style-name="Method_20_Body"/>
      <text:p text:style-name="Method_20_Body">Call the <text:span text:style-name="Class_20_Variables">getDefaultProperties</text:span> method of the <text:span text:style-name="Class_20_Variables">$class</text:span> parameter class instance and assign the result to the <text:span text:style-name="Class_20_Variables">$defaults</text:span> method variable.</text:p>
      <text:p text:style-name="Method_20_Body"/>
      <text:p text:style-name="Method_20_Body">Initialize the <text:span text:style-name="Class_20_Variables">$serialized</text:span> method string with the serialization start sequence, including</text:p>
      <text:p text:style-name="Method_20_Body"/>
      <text:list xml:id="list1949669583" text:style-name="L12">
        <text:list-item>
          <text:p text:style-name="P39">the length of the <text:span text:style-name="Class_20_Variables">$className</text:span> parameter;</text:p>
        </text:list-item>
        <text:list-item>
          <text:p text:style-name="P39">the value of the <text:span text:style-name="Class_20_Variables">$className</text:span> parameter;</text:p>
        </text:list-item>
        <text:list-item>
          <text:p text:style-name="P39">an integer count of the number of elements in the <text:span text:style-name="Class_20_Variables">$properties</text:span> method array;</text:p>
        </text:list-item>
      </text:list>
      <text:p text:style-name="Method_20_Body"/>
      <text:p text:style-name="Method_20_Body">Iterate through each element of <text:span text:style-name="Class_20_Variables">$properties</text:span> method array, extracting a reference to the class's property and placing the result in the <text:span text:style-name="Class_20_Variables">$property</text:span> method variable. <text:s/>For each <text:span text:style-name="Class_20_Variables">$property</text:span> method variable,</text:p>
      <text:p text:style-name="Method_20_Body"/>
      <text:p text:style-name="P20">call the <text:span text:style-name="Class_20_Variables">getName</text:span> method of the <text:span text:style-name="Class_20_Variables">$property</text:span> method variable and assign the result <text:soft-page-break/>to the <text:span text:style-name="Class_20_Variables">$name</text:span> method variable;</text:p>
      <text:p text:style-name="P20"/>
      <text:p text:style-name="P20">Call the <text:span text:style-name="Class_20_Variables">isProtected</text:span> method of the <text:span text:style-name="Class_20_Variables">$property</text:span> method variable. <text:s/>If the result is true,</text:p>
      <text:p text:style-name="P20"/>
      <text:p text:style-name="P21">format the <text:span text:style-name="Class_20_Variables">$name</text:span> as a serialized protected variable;</text:p>
      <text:p text:style-name="P21"/>
      <text:p text:style-name="P20">Otherwise, call the <text:span text:style-name="Class_20_Variables">isPrivate</text:span> method of the <text:span text:style-name="Class_20_Variables">$property</text:span> method variable. <text:s/>If the result is true,</text:p>
      <text:p text:style-name="P20"/>
      <text:p text:style-name="P21">format the <text:span text:style-name="Class_20_Variables">$name</text:span> as a serialized private variable;</text:p>
      <text:p text:style-name="P21"/>
      <text:p text:style-name="P20">Concatenate the <text:span text:style-name="Class_20_Variables">$name</text:span> method variable to the <text:span text:style-name="Class_20_Variables">$serialized</text:span> method string;</text:p>
      <text:p text:style-name="P20"/>
      <text:p text:style-name="P20">If <text:span text:style-name="Class_20_Variables">$name</text:span> method variable has an entry in the <text:span text:style-name="Class_20_Variables">$defaults</text:span> method array, </text:p>
      <text:p text:style-name="P20"/>
      <text:p text:style-name="P21">pass the <text:span text:style-name="Class_20_Variables">$name</text:span> method variable entry of the <text:span text:style-name="Class_20_Variables">$defaults</text:span> method array to the <text:span text:style-name="T1">PHP serialize</text:span> function and assign the result to the <text:span text:style-name="Class_20_Variables">$serialized</text:span> method string;</text:p>
      <text:p text:style-name="P21"/>
      <text:p text:style-name="P20">Otherwise,</text:p>
      <text:p text:style-name="P20"/>
      <text:p text:style-name="P21">pass the null value to the <text:span text:style-name="T1">PHP serialize</text:span> function and assign the result to the <text:span text:style-name="Class_20_Variables">$serialized</text:span> method string;</text:p>
      <text:p text:style-name="P21"/>
      <text:p text:style-name="P20">Append the serialization termination sequence to the $serialized method string;</text:p>
      <text:p text:style-name="P20"/>
      <text:p text:style-name="P20">Pass the <text:span text:style-name="Class_20_Variables">$serialized</text:span> method string to the <text:span text:style-name="Class_20_Variables"><text:span text:style-name="T4">PHP unserialize</text:span></text:span> function and return the result.</text:p>
      <text:p text:style-name="P20"/>
      <text:p text:style-name="P20"/>
      <text:p text:style-name="Method_20_Body"/>
      <text:h text:style-name="P28" text:outline-level="3">Source Listing</text:h>
      <text:p text:style-name="Coding_20_Body"/>
      <text:p text:style-name="P17">&lt;?php</text:p>
      <text:p text:style-name="P17">namespace Library\Factory;</text:p>
      <text:p text:style-name="P17">use Library\Error;</text:p>
      <text:p text:style-name="P17"/>
      <text:p text:style-name="P17">/*</text:p>
      <text:p text:style-name="P17"><text:s/>* <text:tab/><text:tab/>Factory\InstantiateClass is copyright © 2012, 2013. EarthWalk Software.</text:p>
      <text:p text:style-name="P17"><text:s/>* <text:tab/><text:tab/>Licensed under the Academic Free License version 3.0.</text:p>
      <text:p text:style-name="P17"><text:s/>* <text:tab/><text:tab/>Refer to the file named License.txt provided with the source, </text:p>
      <text:p text:style-name="P17"><text:s/>* <text:tab/><text:tab/> <text:s text:c="2"/>or from http://opensource.org/licenses/academic.php</text:p>
      <text:p text:style-name="P17"><text:s/>*/</text:p>
      <text:p text:style-name="P17">/**</text:p>
      <text:p text:style-name="P17"><text:s/>* Factory\InstantiateClass.</text:p>
      <text:p text:style-name="P17"><text:s/>*</text:p>
      <text:p text:style-name="P18"><text:s/>* Instantiate the requested class and pass the provided parameters </text:p>
      <text:p text:style-name="P18"><text:s/>* to the class constructor, if it exists</text:p>
      <text:p text:style-name="P17"><text:s/>* <text:span text:style-name="T1">@author</text:span> Jay Wheeler.</text:p>
      <text:p text:style-name="P17"><text:s/>* <text:span text:style-name="T1">@version</text:span> 1.0</text:p>
      <text:p text:style-name="P17"><text:s/>* <text:span text:style-name="T1">@copyright</text:span> © 2012, 2013. EarthWalk Software.</text:p>
      <text:p text:style-name="P17"><text:s/>* <text:span text:style-name="T1">@license</text:span> Licensed under the Academic Free License version 3.0.</text:p>
      <text:p text:style-name="P17"><text:s/>* <text:span text:style-name="T1">@package</text:span> Library</text:p>
      <text:p text:style-name="P17"><text:s/>* <text:span text:style-name="T1">@subpackage</text:span> Factory.</text:p>
      <text:p text:style-name="P17"><text:s/>*/</text:p>
      <text:p text:style-name="P17">class InstantiateClass</text:p>
      <text:p text:style-name="P17">{</text:p>
      <text:p text:style-name="P17"><text:tab/>/**</text:p>
      <text:p text:style-name="P17"><text:tab/> * className</text:p>
      <text:p text:style-name="P17"><text:tab/> *</text:p>
      <text:p text:style-name="P17"><text:tab/> * name of the class ($classes[$name] =&gt; $className)</text:p>
      <text:p text:style-name="P17"><text:tab/> * <text:span text:style-name="T1">@var</text:span> string $className</text:p>
      <text:p text:style-name="P17"><text:tab/> */</text:p>
      <text:p text:style-name="P17"><text:tab/>protected<text:tab/><text:tab/>$className;</text:p>
      <text:p text:style-name="P17"/>
      <text:p text:style-name="P17"><text:tab/>/**</text:p>
      <text:p text:style-name="P17"><text:tab/> * class</text:p>
      <text:p text:style-name="P17"><text:tab/> *</text:p>
      <text:p text:style-name="P17"><text:tab/> * instantiated class object</text:p>
      <text:p text:style-name="P17"><text:tab/> * <text:span text:style-name="T1">@var</text:span> object $class</text:p>
      <text:p text:style-name="P17"><text:tab/> */</text:p>
      <text:p text:style-name="P17"><text:tab/>protected<text:tab/><text:tab/>$class;</text:p>
      <text:p text:style-name="P17"/>
      <text:p text:style-name="P17"><text:tab/>/**</text:p>
      <text:p text:style-name="P17"><text:tab/> * __construct</text:p>
      <text:p text:style-name="P17"><text:tab/> *</text:p>
      <text:p text:style-name="P17"><text:tab/> * Class constructor</text:p>
      <text:p text:style-name="P17"><text:tab/> */</text:p>
      <text:p text:style-name="P17"><text:tab/>public function __construct()</text:p>
      <text:p text:style-name="P17"><text:tab/>{</text:p>
      <text:p text:style-name="P17"><text:tab/><text:tab/>$this-&gt;class = null;</text:p>
      <text:p text:style-name="P17"><text:tab/><text:tab/>$this-&gt;className = null;</text:p>
      <text:p text:style-name="P17"><text:tab/>}</text:p>
      <text:p text:style-name="P17"/>
      <text:p text:style-name="P17"/>
      <text:p text:style-name="P19"><text:tab/>/**</text:p>
      <text:p text:style-name="P17"><text:tab/> * __destruct</text:p>
      <text:p text:style-name="P17"><text:tab/> *</text:p>
      <text:p text:style-name="P17"><text:tab/> * class destructor</text:p>
      <text:p text:style-name="P17"><text:tab/> * <text:span text:style-name="T1">@return</text:span> null</text:p>
      <text:p text:style-name="P17"><text:tab/> */</text:p>
      <text:p text:style-name="P17"><text:tab/>public function __destruct()</text:p>
      <text:p text:style-name="P17"><text:tab/>{</text:p>
      <text:p text:style-name="P17"><text:tab/>}</text:p>
      <text:p text:style-name="P17"/>
      <text:p text:style-name="P17"><text:s text:c="2"/><text:tab/>/**</text:p>
      <text:p text:style-name="P17"><text:s text:c="2"/><text:tab/> * instantiate.</text:p>
      <text:p text:style-name="P17"><text:s text:c="2"/><text:tab/> *</text:p>
      <text:p text:style-name="P17"><text:s text:c="2"/><text:tab/> * Instantiates the requested class with arguments</text:p>
      <text:p text:style-name="P17"><text:s text:c="2"/><text:tab/> * <text:span text:style-name="T1">@param</text:span> string $name = (optional) class name.</text:p>
      <text:p text:style-name="P17"><text:s text:c="2"/><text:tab/> * <text:span text:style-name="T1">@throws</text:span> Factory_Exception</text:p>
      <text:p text:style-name="P17"><text:s text:c="2"/><text:tab/> */</text:p>
      <text:p text:style-name="P17"><text:tab/>public function instantiate()</text:p>
      <text:p text:style-name="P17"><text:tab/>{</text:p>
      <text:p text:style-name="P17"><text:tab/><text:tab/>return $this-&gt;instantiateArgs(func_get_args());</text:p>
      <text:p text:style-name="P17"><text:tab/>}</text:p>
      <text:p text:style-name="P17"/>
      <text:p text:style-name="P17"><text:s text:c="2"/><text:tab/>/**</text:p>
      <text:p text:style-name="P17"><text:s text:c="2"/><text:tab/> * instantiateArgs.</text:p>
      <text:p text:style-name="P17"><text:s text:c="2"/><text:tab/> *</text:p>
      <text:p text:style-name="P17"><text:s text:c="2"/><text:tab/> * Instantiates the requested class with arguments</text:p>
      <text:p text:style-name="P18"><text:s text:c="2"/><text:tab/> * <text:span text:style-name="T1">@param</text:span> array $arguments = reference to the array of arguments to pass </text:p>
      <text:p text:style-name="P18"><text:tab/> *<text:tab/><text:tab/><text:tab/><text:tab/><text:tab/><text:tab/>to the class</text:p>
      <text:p text:style-name="P17"><text:s text:c="2"/><text:tab/> * <text:span text:style-name="T1">@return</text:span> object $class</text:p>
      <text:p text:style-name="P17"><text:s text:c="2"/><text:tab/> * <text:span text:style-name="T1">@throws</text:span> Factory\Exception, \ReflectionException</text:p>
      <text:p text:style-name="P17"><text:s text:c="2"/><text:tab/> */</text:p>
      <text:p text:style-name="P17"><text:tab/>public function instantiateArgs(&amp;$arguments)</text:p>
      <text:p text:style-name="P17"><text:tab/>{</text:p>
      <text:p text:style-name="P17"><text:tab/><text:tab/>if (count($arguments) == 0)</text:p>
      <text:p text:style-name="P17"><text:tab/><text:tab/>{</text:p>
      <text:p text:style-name="P17"><text:tab/><text:tab/><text:tab/>$className = $this-&gt;className();</text:p>
      <text:p text:style-name="P17"><text:tab/><text:tab/>}</text:p>
      <text:p text:style-name="P17"><text:tab/><text:tab/>else</text:p>
      <text:p text:style-name="P17"><text:tab/><text:tab/>{</text:p>
      <text:p text:style-name="P17"><text:tab/><text:tab/><text:tab/>$className = $this-&gt;className(array_shift($arguments));</text:p>
      <text:p text:style-name="P17"><text:tab/><text:tab/>}</text:p>
      <text:p text:style-name="P17"/>
      <text:p text:style-name="P17"><text:tab/><text:tab/>if (! $className)</text:p>
      <text:p text:style-name="P17"><text:tab/><text:tab/>{</text:p>
      <text:p text:style-name="P17"><text:tab/><text:tab/><text:tab/>throw new Exception(Error::code('MissingClassName'));</text:p>
      <text:p text:style-name="P17"><text:tab/><text:tab/>}</text:p>
      <text:p text:style-name="P17"/>
      <text:p text:style-name="P17"><text:tab/><text:tab/>if (! class_exists($className, false))</text:p>
      <text:p text:style-name="P17"><text:tab/><text:tab/>{</text:p>
      <text:p text:style-name="P17"><text:tab/><text:tab/><text:tab/>if (! \Library\Autoload::loadClass($className))</text:p>
      <text:p text:style-name="P17"><text:tab/><text:tab/><text:tab/>{</text:p>
      <text:p text:style-name="P17"><text:tab/><text:tab/><text:tab/><text:tab/>throw new Exception(Error::code('AutoloadFailed'));</text:p>
      <text:p text:style-name="P17"><text:tab/><text:tab/><text:tab/>}</text:p>
      <text:p text:style-name="P17"><text:tab/><text:tab/>}</text:p>
      <text:p text:style-name="P17"/>
      <text:p text:style-name="P17"><text:tab/><text:tab/>$class = new \ReflectionClass($className);</text:p>
      <text:p text:style-name="P17"/>
      <text:p text:style-name="P17"/>
      <text:p text:style-name="P19"><text:tab/><text:tab/>if (method_exists($className, '__construct') === false)</text:p>
      <text:p text:style-name="P17"><text:tab/><text:tab/>{</text:p>
      <text:p text:style-name="P17"><text:tab/><text:tab/><text:tab/>if (count($arguments) &gt; 0)</text:p>
      <text:p text:style-name="P17"><text:tab/><text:tab/><text:tab/>{</text:p>
      <text:p text:style-name="P17"><text:tab/><text:tab/><text:tab/><text:tab/>throw new Exception(Error::code('NoClassConstructor'));</text:p>
      <text:p text:style-name="P17"><text:tab/><text:tab/><text:tab/>}</text:p>
      <text:p text:style-name="P17"/>
      <text:p text:style-name="P17"><text:tab/><text:tab/><text:tab/>if (method_exists($class, 'newInstanceWithoutConstructor'))</text:p>
      <text:p text:style-name="P17"><text:tab/><text:tab/><text:tab/>{</text:p>
      <text:p text:style-name="P17"><text:tab/><text:tab/><text:tab/><text:tab/>return $class-&gt;newInstanceWithoutConstructor();</text:p>
      <text:p text:style-name="P17"><text:tab/><text:tab/><text:tab/>}</text:p>
      <text:p text:style-name="P17"><text:tab/><text:tab/><text:tab/>else</text:p>
      <text:p text:style-name="P17"><text:tab/><text:tab/><text:tab/>{</text:p>
      <text:p text:style-name="P17"><text:tab/><text:tab/><text:tab/><text:tab/>return $this-&gt;newInstanceWithoutConstructor($class, $className);</text:p>
      <text:p text:style-name="P17"><text:tab/><text:tab/><text:tab/>}</text:p>
      <text:p text:style-name="P17"><text:tab/><text:tab/>}</text:p>
      <text:p text:style-name="P17"/>
      <text:p text:style-name="P17"><text:tab/><text:tab/>if (count($arguments) &gt; 0)</text:p>
      <text:p text:style-name="P17"><text:tab/><text:tab/>{</text:p>
      <text:p text:style-name="P17"><text:tab/><text:tab/><text:tab/>$method = new \ReflectionMethod($className, '__construct');</text:p>
      <text:p text:style-name="P17"><text:tab/><text:tab/><text:tab/>$parameters = $method-&gt;getParameters();</text:p>
      <text:p text:style-name="P17"/>
      <text:p text:style-name="P17"><text:tab/><text:tab/><text:tab/>foreach($parameters as $key =&gt; $parameter)</text:p>
      <text:p text:style-name="P17"><text:tab/><text:tab/><text:tab/>{</text:p>
      <text:p text:style-name="P17"><text:tab/><text:tab/><text:tab/><text:tab/>if (! array_key_exists($key, $arguments))</text:p>
      <text:p text:style-name="P17"><text:tab/><text:tab/><text:tab/><text:tab/>{</text:p>
      <text:p text:style-name="P17"><text:tab/><text:tab/><text:tab/><text:tab/><text:tab/>break;</text:p>
      <text:p text:style-name="P17"><text:tab/><text:tab/><text:tab/><text:tab/>}</text:p>
      <text:p text:style-name="P17"/>
      <text:p text:style-name="P17"><text:tab/><text:tab/><text:tab/><text:tab/>if ($parameter-&gt;isPassedByReference())</text:p>
      <text:p text:style-name="P17"><text:tab/><text:tab/><text:tab/><text:tab/>{</text:p>
      <text:p text:style-name="P17"><text:tab/><text:tab/><text:tab/><text:tab/><text:tab/>$arguments[$key] = &amp;$arguments[$key];</text:p>
      <text:p text:style-name="P17"><text:tab/><text:tab/><text:tab/><text:tab/>}</text:p>
      <text:p text:style-name="P17"><text:tab/><text:tab/><text:tab/>}</text:p>
      <text:p text:style-name="P17"/>
      <text:p text:style-name="P17"><text:tab/><text:tab/><text:tab/>while (++$key &lt; count($arguments))</text:p>
      <text:p text:style-name="P17"><text:tab/><text:tab/><text:tab/>{</text:p>
      <text:p text:style-name="P17"><text:tab/><text:tab/><text:tab/><text:tab/>$arguments[$key] = &amp;$arguments[$key];</text:p>
      <text:p text:style-name="P17"><text:tab/><text:tab/><text:tab/>}</text:p>
      <text:p text:style-name="P17"><text:tab/><text:tab/>}</text:p>
      <text:p text:style-name="P17"/>
      <text:p text:style-name="P17"><text:tab/><text:tab/>$this-&gt;class = $class-&gt;newInstanceArgs($arguments);</text:p>
      <text:p text:style-name="P17"/>
      <text:p text:style-name="P17"><text:tab/><text:tab/>return $this-&gt;class;</text:p>
      <text:p text:style-name="P17"><text:tab/>}</text:p>
      <text:p text:style-name="P17"/>
      <text:p text:style-name="P17"><text:s text:c="2"/><text:tab/>/**</text:p>
      <text:p text:style-name="P17"><text:s text:c="2"/><text:tab/> * classInstance</text:p>
      <text:p text:style-name="P17"><text:s text:c="2"/><text:tab/> *</text:p>
      <text:p text:style-name="P17"><text:s text:c="2"/><text:tab/> * Return the instance object of className</text:p>
      <text:p text:style-name="P17"><text:s text:c="2"/><text:tab/> * <text:span text:style-name="T1">@return</text:span>s $class = current instance object</text:p>
      <text:p text:style-name="P17"><text:s text:c="2"/><text:tab/> */</text:p>
      <text:p text:style-name="P17"><text:s text:c="2"/><text:tab/>public function classInstance()</text:p>
      <text:p text:style-name="P17"><text:s text:c="2"/><text:tab/>{</text:p>
      <text:p text:style-name="P17"><text:s text:c="2"/><text:tab/><text:tab/>return $this-&gt;class;</text:p>
      <text:p text:style-name="P17"><text:s text:c="2"/><text:tab/>}</text:p>
      <text:p text:style-name="P17"/>
      <text:p text:style-name="P17"/>
      <text:p text:style-name="P19"><text:s text:c="2"/><text:tab/>/**</text:p>
      <text:p text:style-name="P17"><text:s text:c="2"/><text:tab/> * className.</text:p>
      <text:p text:style-name="P17"><text:s text:c="2"/><text:tab/> *</text:p>
      <text:p text:style-name="P17"><text:s text:c="2"/><text:tab/> * get/set the class instance name.</text:p>
      <text:p text:style-name="P17"><text:s text:c="2"/><text:tab/> * <text:span text:style-name="T1">@param</text:span> string $className = (optional) class name, null to query.</text:p>
      <text:p text:style-name="P17"><text:s text:c="2"/><text:tab/> * <text:span text:style-name="T1">@return</text:span> string $className = class name.</text:p>
      <text:p text:style-name="P17"><text:s text:c="2"/><text:tab/> */</text:p>
      <text:p text:style-name="P17"><text:s text:c="2"/><text:tab/>public function className($className=null)</text:p>
      <text:p text:style-name="P17"><text:s text:c="2"/><text:tab/>{</text:p>
      <text:p text:style-name="P17"><text:s text:c="2"/><text:tab/><text:tab/>if ($className)</text:p>
      <text:p text:style-name="P17"><text:s text:c="2"/><text:tab/><text:tab/>{</text:p>
      <text:p text:style-name="P17"><text:s text:c="2"/><text:tab/> <text:s/><text:tab/><text:tab/>$this-&gt;className = $className;</text:p>
      <text:p text:style-name="P17"><text:s text:c="2"/><text:tab/><text:tab/>}</text:p>
      <text:p text:style-name="P17"/>
      <text:p text:style-name="P17"><text:s text:c="2"/><text:tab/><text:tab/>return $this-&gt;className;</text:p>
      <text:p text:style-name="P17"><text:s text:c="2"/><text:tab/>}</text:p>
      <text:p text:style-name="P17"/>
      <text:p text:style-name="P17"><text:s text:c="2"/><text:tab/>/**</text:p>
      <text:p text:style-name="P17"><text:s text:c="2"/><text:tab/> * newInstanceWithoutConstructor</text:p>
      <text:p text:style-name="P17"><text:s text:c="2"/><text:tab/> *</text:p>
      <text:p text:style-name="P17"><text:s text:c="2"/><text:tab/> * Create a new instance of a class without a constructor (__construct)</text:p>
      <text:p text:style-name="P17"><text:s text:c="2"/><text:tab/> * <text:span text:style-name="T1">@param</text:span> object $class = ReflectionClass object to create an instance of</text:p>
      <text:p text:style-name="P17"><text:s text:c="2"/><text:tab/> * <text:span text:style-name="T1">@param</text:span> string $className = name of the class being created</text:p>
      <text:p text:style-name="P17"><text:s text:c="2"/><text:tab/> */</text:p>
      <text:p text:style-name="P17"><text:s text:c="2"/><text:tab/>private function newInstanceWithoutConstructor($class, $className)</text:p>
      <text:p text:style-name="P17"><text:s text:c="2"/><text:tab/>{</text:p>
      <text:p text:style-name="P17"><text:s text:c="2"/><text:tab/><text:tab/>$properties = $class-&gt;getProperties();</text:p>
      <text:p text:style-name="P17"><text:s text:c="2"/><text:tab/><text:tab/>$defaults = $class-&gt;getDefaultProperties();</text:p>
      <text:p text:style-name="P17"><text:s text:c="2"/><text:tab/><text:tab/></text:p>
      <text:p text:style-name="P17"><text:s text:c="2"/><text:tab/><text:tab/>$serialized = sprintf('O:%u:"%s":%u:{', strlen($className), </text:p>
      <text:p text:style-name="P17"><text:tab/><text:tab/><text:tab/><text:tab/><text:tab/><text:tab/><text:tab/><text:tab/> $className, </text:p>
      <text:p text:style-name="P17"><text:tab/><text:tab/><text:tab/><text:tab/><text:tab/><text:tab/><text:tab/><text:tab/> count($properties));</text:p>
      <text:p text:style-name="P17"/>
      <text:p text:style-name="P17"><text:s text:c="2"/><text:tab/><text:tab/>foreach($properties as $property)</text:p>
      <text:p text:style-name="P17"><text:s text:c="2"/><text:tab/><text:tab/>{</text:p>
      <text:p text:style-name="P17"><text:s text:c="2"/><text:tab/><text:tab/><text:tab/>$name = $property-&gt;getName();</text:p>
      <text:p text:style-name="P17"/>
      <text:p text:style-name="P17"><text:s text:c="2"/><text:tab/><text:tab/><text:tab/>if ($property-&gt;isProtected())</text:p>
      <text:p text:style-name="P17"><text:s text:c="2"/><text:tab/><text:tab/><text:tab/>{</text:p>
      <text:p text:style-name="P17"><text:s text:c="2"/><text:tab/><text:tab/><text:tab/><text:tab/>$name = chr(0) . '*' . chr(0) . $name;</text:p>
      <text:p text:style-name="P17"><text:s text:c="2"/><text:tab/><text:tab/><text:tab/>}</text:p>
      <text:p text:style-name="P17"><text:s text:c="2"/><text:tab/><text:tab/><text:tab/>elseif ($property-&gt;isPrivate())</text:p>
      <text:p text:style-name="P17"><text:s text:c="2"/><text:tab/><text:tab/><text:tab/>{</text:p>
      <text:p text:style-name="P17"><text:s text:c="2"/><text:tab/><text:tab/><text:tab/><text:tab/>$name = chr(0) . $className . chr(0) . $name;</text:p>
      <text:p text:style-name="P17"><text:s text:c="2"/><text:tab/><text:tab/><text:tab/>}</text:p>
      <text:p text:style-name="P17"><text:s text:c="2"/><text:tab/><text:tab/><text:tab/></text:p>
      <text:p text:style-name="P17"><text:s text:c="2"/><text:tab/><text:tab/><text:tab/>$serialized .= serialize($name);</text:p>
      <text:p text:style-name="P17"/>
      <text:p text:style-name="P17"><text:s text:c="2"/><text:tab/><text:tab/><text:tab/>if (array_key_exists($name, $defaults))</text:p>
      <text:p text:style-name="P17"><text:s text:c="2"/><text:tab/><text:tab/><text:tab/>{</text:p>
      <text:p text:style-name="P17"><text:s text:c="2"/><text:tab/><text:tab/><text:tab/><text:tab/>$serialized .= serialize($defaults[$name]);</text:p>
      <text:p text:style-name="P17"><text:s text:c="2"/><text:tab/><text:tab/><text:tab/>}</text:p>
      <text:p text:style-name="P17"><text:s text:c="2"/><text:tab/><text:tab/><text:tab/>else</text:p>
      <text:p text:style-name="P17"><text:s text:c="2"/><text:tab/><text:tab/><text:tab/>{</text:p>
      <text:p text:style-name="P17"><text:s text:c="2"/><text:tab/><text:tab/><text:tab/><text:tab/>$serialized .= serialize(null);</text:p>
      <text:p text:style-name="P17"><text:s text:c="2"/><text:tab/><text:tab/><text:tab/>}</text:p>
      <text:p text:style-name="P17"><text:s text:c="2"/><text:tab/><text:tab/>}</text:p>
      <text:p text:style-name="P17"><text:s text:c="2"/><text:tab/><text:tab/></text:p>
      <text:p text:style-name="P17"><text:s text:c="2"/><text:tab/><text:tab/>$serialized .= '}';</text:p>
      <text:p text:style-name="P17"/>
      <text:p text:style-name="P17"/>
      <text:p text:style-name="P19"><text:s text:c="2"/><text:tab/><text:tab/>return unserialize($serialized);</text:p>
      <text:p text:style-name="P17"><text:s text:c="2"/><text:tab/>}</text:p>
      <text:p text:style-name="P17">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actory\InstantiateClass<text:tab/><text:tab/><text:page-number text:select-page="current">14</text:page-number><text:tab/><text:tab/><text:tab/><text:tab/><text:date style:data-style-name="N76" text:date-value="2012-06-01T15:28:29.95" text:fixed="true">June 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1T15:27:15</meta:creation-date>
    <dc:title>ClassDocument</dc:title>
    <meta:editing-duration>PT132H44M43S</meta:editing-duration>
    <meta:editing-cycles>30</meta:editing-cycles>
    <meta:generator>OpenOffice.org/3.2$Linux OpenOffice.org_project/320m12$Build-9483</meta:generator>
    <meta:initial-creator>Jay Wheeler</meta:initial-creator>
    <dc:date>2013-01-06T12:31:52</dc:date>
    <dc:creator>Jay Wheeler</dc:creator>
    <meta:document-statistic meta:table-count="6" meta:image-count="0" meta:object-count="0" meta:page-count="18" meta:paragraph-count="557" meta:word-count="2444" meta:character-count="17316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6-01T15:27:14"/>
  </office:meta>
</office:document-meta>
</file>